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dFiveTimesRepeatedTestCase.repeatedFiv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collectiveRepetitionsExce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eatValueRepeatedTestCase.defaultRep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iveRepeatValueRepeatedTestCase.negativeRep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firstRepetitionOfManyExceed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dSpringRuleTests.RepeatedSpringRuleTests( String testClassName , int expectedFailureCount , int expectedTestStartedCount , int expectedTestFinishedCount , int expectedInvocatio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dFiveTimesViaMetaAnnotationRepeatedTestCase.repeatedFiv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SpringRuleTests.repeti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nAnnotatedRepeatedTestCase.non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SpringRule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dRepeatedTestCase.repeatedFiveTimesButDoesNotExce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eatedTestCase.incrementInvoc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singleRepetitionExceed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